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a80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a80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a80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a80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a80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a80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a80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a80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a80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a80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a80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a80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a80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a80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a80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a80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a80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Carlos  Rivas Palaci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7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Esteban Rivas Rui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000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4.8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1" meta:non-whitespace-character-count="992"/>
    <meta:template xlink:type="simple" xlink:actuate="onRequest" xlink:title="Normal" xlink:href=""/>
  </office:meta>
</office:document-meta>
</file>